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cfde" officeooo:paragraph-rsid="0000cfde"/>
    </style:style>
    <style:style style:name="P2" style:family="paragraph" style:parent-style-name="Standard">
      <style:paragraph-properties fo:text-align="start" style:justify-single-word="false"/>
      <style:text-properties officeooo:rsid="0000cfde" officeooo:paragraph-rsid="0000cfde"/>
    </style:style>
    <style:style style:name="P3" style:family="paragraph" style:parent-style-name="Standard">
      <style:paragraph-properties fo:text-align="center" style:justify-single-word="false"/>
      <style:text-properties fo:font-size="18pt" fo:font-weight="bold" officeooo:rsid="0000cfde" officeooo:paragraph-rsid="0000cfde"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rsid="00023722" officeooo:paragraph-rsid="00023722"/>
    </style:style>
    <style:style style:name="P5" style:family="paragraph" style:parent-style-name="Standard">
      <style:paragraph-properties fo:text-align="start" style:justify-single-word="false"/>
      <style:text-properties officeooo:rsid="0003b367" officeooo:paragraph-rsid="0003b367"/>
    </style:style>
    <style:style style:name="P6" style:family="paragraph" style:parent-style-name="Standard">
      <style:paragraph-properties fo:text-align="start" style:justify-single-word="false"/>
      <style:text-properties officeooo:rsid="00042069" officeooo:paragraph-rsid="00042069"/>
    </style:style>
    <style:style style:name="P7" style:family="paragraph" style:parent-style-name="Standard">
      <style:paragraph-properties fo:text-align="start" style:justify-single-word="false"/>
      <style:text-properties officeooo:rsid="00049d97" officeooo:paragraph-rsid="00049d97"/>
    </style:style>
    <style:style style:name="P8" style:family="paragraph" style:parent-style-name="Standard">
      <style:paragraph-properties fo:text-align="start" style:justify-single-word="false"/>
      <style:text-properties officeooo:rsid="00064e50" officeooo:paragraph-rsid="00064e50"/>
    </style:style>
    <style:style style:name="T1" style:family="text">
      <style:text-properties officeooo:rsid="00023722"/>
    </style:style>
    <style:style style:name="T2" style:family="text">
      <style:text-properties officeooo:rsid="0003b367"/>
    </style:style>
    <style:style style:name="T3" style:family="text">
      <style:text-properties officeooo:rsid="000670e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rac CPP Tool 规范</text:p>
      <text:p text:style-name="P1"/>
      <text:p text:style-name="P2"/>
      <text:p text:style-name="P2">Dct是我本人编写的一个c++风格的工具，主要针对数值运算，位图处理和编辑。由于本人水平的关系，暂时只在cpu上写，而且并不会采用blas一类的方法进行加速。所以如果是需要非常良好的性能的用户，请尽量不要使用dct。</text:p>
      <text:p text:style-name="P2">这是一个以尽量降低学习周期为核心目标的库。可能最终不一定好用，但是一定要很好学。</text:p>
      <text:p text:style-name="P2"/>
      <text:p text:style-name="P2">那么规范的具体内容如下：</text:p>
      <text:p text:style-name="P2"/>
      <text:p text:style-name="P2">1，所有class必须要有一个void how_to_inside()函数。里面必须提供足够的帮助信息。所有的允许用户直接调用的类必须在里面提供一个可以执行的示例代码，通常是一个main函数。该函数通常注释掉。用户可以直接把该示例函数复制出来作为入口函数，就必须要可以执行。<text:span text:style-name="T1">此外，对所有不鼓励用户直接调用的类，在该函数中必须明确说明。该函数还必须提供功能所属的分类，方便用户在文档中查询。</text:span></text:p>
      <text:p text:style-name="P4"/>
      <text:p text:style-name="P4">2，dct尽量不使用多重继承。如果需要在一个类里面包含多个不同的类，尽量使用成员函数的风格。一个可行的方法是，使用一个std::vector&lt;void*&gt;来储存所有的内部包含的物体，当需要寻找一个特定类型的物体的时候，使用一个template&lt;typename T&gt;T* find()。该函数在内部遍历所有储存的子物体，分别dynamic_cast（也有可能不是这个cast。反正就是要cast一下），返回第一个找到的。（这一条的具体细节可能有错。反正就是照抄ue4那个做法）</text:p>
      <text:p text:style-name="P4">为了配合这种风格，用户需要在class的内部全局位置尽量的缓存会反复用到的子物体的指针（也就是你们在ue4和unity里面写东西的时候的那种写法）。这个条款可能在未来的某个时刻开始有用。反正先写着。</text:p>
      <text:p text:style-name="P7">具体请参考示例代码。</text:p>
      <text:p text:style-name="P4"/>
      <text:p text:style-name="P4">3，dct的类里面尽量考虑提供一个const char*const<text:span text:style-name="T2">（也有可能是const std::string）</text:span>，存储一个类的名字。这个名字必须和类在代码里面的名字完全一致。这个成员变量的目的是，当需要在一个数组里面储存不同类型的指针的时候，应该尽量考虑使用第二条里面的风格，当判断一个物体是否适合被放进数组的时候，使用这个名字字段。这个风格可以让一些事情更加灵活。但是带来的问题就是，同一个数组里面的物体无法保证有足够统一的接口，这个时候用户要自己处理这个问题。当然如果想使用传统的多态风格也是完全ok的，只是我提供的代码里面可能会用到这一条里面提到的风格。所以如果看到std::vector&lt;void*&gt;，以及相关的部分，请参考这一条。</text:p>
      <text:p text:style-name="P4"/>
      <text:p text:style-name="P5">4，所有文件必须在开头写明所属的分类，这个分类必须在文档里面存在。用户可以通过这个方式快速的查找到帮助信息。所有的文档里面必须把整个功能的设计思路，调用流程写清楚，至少要写清楚几个最可能用到的情况。</text:p>
      <text:p text:style-name="P5"/>
      <text:p text:style-name="P6">5，所有代码都必须可以在32位和64位上运行。反正我不会去写什么有针对性的代码，本身也不会。</text:p>
      <text:p text:style-name="P4"/>
      <text:p text:style-name="P8">6，Dct模仿游戏引擎里面的资源管理方法，从DCT_object继承出3个类，分别是DCT_node, DCT_component, DCT_rootnode。其中，rootnode在整个程序里面只能有一个，他下面是node，node形成树的结构。所有的component必须被node所拥有，作为子物体存在。这个设计的用意是，模仿ue4。不要问我为什么反复提ue4，因为以前写过。unity也是非常类似的做法，既然两个最顶尖的巨头都这么干，那肯定是有道理的。再说了，照抄又没有版权问题。<text:span text:style-name="T3">现在暂时只关心node和component。至于rootnode，到时候用到了再说。其实如果用户能手动维护好一个根节点，也是很好的事情。</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8-17T15:11:13.073000000</dc:date>
    <meta:editing-duration>PT3H12M29S</meta:editing-duration>
    <meta:editing-cycles>6</meta:editing-cycles>
    <meta:document-statistic meta:table-count="0" meta:image-count="0" meta:object-count="0" meta:page-count="1" meta:paragraph-count="12" meta:word-count="1228" meta:character-count="1496" meta:non-whitespace-character-count="1486"/>
  </office:meta>
</office:document-meta>
</file>